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4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0.8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4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4cm" svg:y="8cm">
          <draw:text-box>
            <text:p text:style-name="P3">Лекция 5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 text:c="4"/>7. Разработка сетевых приложений.</text:p>
              </text:list-item>
              <text:list-item>
                <text:p><text:s text:c="9"/>7.1 <text:s/>Серверные и клиентские сокеты.</text:p>
              </text:list-item>
              <text:list-item>
                <text:p><text:s text:c="9"/>7.2 <text:s/>API.</text:p>
              </text:list-item>
              <text:list-item>
                <text:p><text:s text:c="13"/>7.2.1 <text:s/>Linux Socket API.</text:p>
              </text:list-item>
              <text:list-item>
                <text:p><text:s text:c="13"/>7.2.2 <text:s/>Windows Sockets 2.</text:p>
              </text:list-item>
              <text:list-item>
                <text:p><text:s text:c="13"/>7.2.3 <text:s/>lwIP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6" draw:layer="layout" svg:width="25.199cm" svg:height="2.629cm" svg:x="1.4cm" svg:y="6.128cm" presentation:class="title" presentation:user-transformed="true">
          <draw:text-box>
            <text:p text:style-name="P6"><text:span text:style-name="T1">8. Диагностика и отладка сетевых приложений.</text:span><text:span text:style-name="T1"><text:line-break/></text:span><text:span text:style-name="T1">Снифферы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text-style-name="P7" draw:layer="layout" svg:width="25.199cm" svg:height="1.102cm" svg:x="1.4cm" svg:y="0.513cm" presentation:class="title" presentation:user-transformed="true">
          <draw:text-box>
            <text:p text:style-name="P7"><text:span text:style-name="T2">Wireshark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text-style-name="P7" draw:layer="layout" svg:width="25.199cm" svg:height="1.102cm" svg:x="1.4cm" svg:y="0.513cm" presentation:class="title" presentation:user-transformed="true">
          <draw:text-box>
            <text:p text:style-name="P7"><text:span text:style-name="T2">Aircrack-ng</text:span></text:p>
          </draw:text-box>
        </draw:frame>
        <draw:frame presentation:style-name="pr5" draw:text-style-name="P8" draw:layer="layout" svg:width="25.199cm" svg:height="12.5cm" svg:x="1.4cm" svg:y="2cm" presentation:class="outline" presentation:user-transformed="true">
          <draw:text-box>
            <text:p text:style-name="P8"><text:span text:style-name="T3">Назначение:</text:span></text:p>
            <text:list text:style-name="L3">
              <text:list-item>
                <text:p text:style-name="P8"><text:span text:style-name="T3">Обнаружение беспроводных сетей</text:span></text:p>
              </text:list-item>
              <text:list-item>
                <text:p text:style-name="P8"><text:span text:style-name="T3">Перехвата передаваемого через беспроводные сети трафика</text:span></text:p>
              </text:list-item>
              <text:list-item>
                <text:p text:style-name="P8"><text:span text:style-name="T3">Аудит WEP и WPA/WPA2-PSK ключей шифрования (проверка стойкости)</text:span></text:p>
              </text:list-item>
              <text:list-item>
                <text:p text:style-name="P8"><text:span text:style-name="T3">Аудит подверженности атакам на оборудование и атакам на алгоритмы шифрования</text:span></text:p>
              </text:list-item>
            </text:list>
            <text:p text:style-name="P8"><text:span text:style-name="T3">Операционные системы:</text:span></text:p>
            <text:list text:continue-numbering="true" text:style-name="L3">
              <text:list-item>
                <text:p text:style-name="P8"><text:span text:style-name="T3">Windows</text:span></text:p>
              </text:list-item>
              <text:list-item>
                <text:p text:style-name="P8"><text:span text:style-name="T3">UNIX</text:span></text:p>
              </text:list-item>
              <text:list-item>
                <text:p text:style-name="P8"><text:span text:style-name="T3">Linux</text:span></text:p>
              </text:list-item>
              <text:list-item>
                <text:p text:style-name="P8"><text:span text:style-name="T3">Mac OS 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13T10:05:18.712000000</dc:date>
    <meta:editing-duration>PT15M45S</meta:editing-duration>
    <meta:editing-cycles>3</meta:editing-cycles>
    <meta:generator>LibreOffice/7.4.5.1$Windows_X86_64 LibreOffice_project/9c0871452b3918c1019dde9bfac75448afc4b57f</meta:generator>
    <meta:document-statistic meta:object-count="44"/>
  </office:meta>
</office:document-meta>
</file>